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2267" officeooo:paragraph-rsid="0011226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51f6" officeooo:paragraph-rsid="001551f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6a00" officeooo:paragraph-rsid="00106a0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06a00" officeooo:paragraph-rsid="00106a0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bold" officeooo:rsid="00127075" officeooo:paragraph-rsid="0012707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186d8" officeooo:paragraph-rsid="001186d8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3848d" officeooo:paragraph-rsid="0013848d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rsid="0014db9d" officeooo:paragraph-rsid="0014db9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db9d" officeooo:paragraph-rsid="0014db9d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weight="normal" officeooo:rsid="00171289" officeooo:paragraph-rsid="0017128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71289" officeooo:paragraph-rsid="00171289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17806a" officeooo:paragraph-rsid="0017806a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1780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officeooo:rsid="0017806a" style:font-weight-asian="normal" style:font-weight-complex="normal"/>
    </style:style>
    <style:style style:name="T4" style:family="text">
      <style:text-properties fo:font-size="12pt" fo:font-weight="bold" officeooo:rsid="0017806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mediate CSS - Positioning</text:p>
      <text:p text:style-name="P4"/>
      <text:p text:style-name="P1">Static and Relative Positioning</text:p>
      <text:list xml:id="list781342390" text:style-name="L1">
        <text:list-item>
          <text:p text:style-name="P6">The default positioning mode is <text:span text:style-name="T1">static</text:span>. It is the default position of every element.</text:p>
          <text:list>
            <text:list-item>
              <text:p text:style-name="P6">Relative is the same as static, but properties such as <text:span text:style-name="T1">top, left, right, bottom</text:span> displaces the element relative to it's normal position in the flow of the document.</text:p>
            </text:list-item>
          </text:list>
        </text:list-item>
      </text:list>
      <text:p text:style-name="P1"/>
      <text:p text:style-name="P1">Absolute Positioning</text:p>
      <text:list xml:id="list3996571984" text:style-name="L2">
        <text:list-item>
          <text:p text:style-name="P5">position: absolute<text:span text:style-name="T2"> positions something at an exact point on the screen without disturbing the other elements around it.</text:span></text:p>
          <text:list>
            <text:list-item>
              <text:p text:style-name="P5"><text:span text:style-name="T2">It removes the element from the normal flow of the document while being positioned relative to an ancestor element.</text:span></text:p>
            </text:list-item>
          </text:list>
        </text:list-item>
        <text:list-item>
          <text:p text:style-name="P5"><text:span text:style-name="T2">Usages of absolute positioning are:</text:span></text:p>
          <text:list>
            <text:list-item>
              <text:p text:style-name="P5"><text:span text:style-name="T2">modals, images with a caption, icons on top of other elements.</text:span></text:p>
            </text:list-item>
          </text:list>
        </text:list-item>
      </text:list>
      <text:p text:style-name="P1"/>
      <text:p text:style-name="P1">Fixed Positioning</text:p>
      <text:list xml:id="list3503831759" text:style-name="L3">
        <text:list-item>
          <text:p text:style-name="P7">Fixed elements are removed from the normal flow of the document and are positioned relative to the <text:span text:style-name="T1">viewport</text:span>. You use <text:span text:style-name="T1">top, right, bottom, left</text:span> properties to position it and it will stay there as the user scrolls.</text:p>
          <text:list>
            <text:list-item>
              <text:p text:style-name="P7">This is useful for elements such as nagivation bars and floating chat buttons.</text:p>
              <text:p text:style-name="P7"/>
            </text:list-item>
          </text:list>
        </text:list-item>
      </text:list>
      <text:p text:style-name="P1">Sticky Positioning</text:p>
      <text:list xml:id="list1309517854" text:style-name="L4">
        <text:list-item>
          <text:p text:style-name="P8">Sticky elements act like normal elements until you scroll past them, then they behave like fixed elements. They are not taken out of the normal flow of the document.</text:p>
        </text:list-item>
      </text:list>
      <text:p text:style-name="P9"/>
      <text:p text:style-name="P2">Knowledge Check</text:p>
      <text:list xml:id="list3591555936" text:style-name="L5">
        <text:list-item>
          <text:p text:style-name="P10">What is the difference between static and relative positioning?</text:p>
          <text:list>
            <text:list-item>
              <text:p text:style-name="P10">Static positioning is the default positioning style and is not affecting by <text:span text:style-name="T1">top, left, bottom, and right</text:span> properties. Relative positioning is affected.</text:p>
            </text:list-item>
          </text:list>
        </text:list-item>
      </text:list>
      <text:p text:style-name="P11"/>
      <text:list xml:id="list174044981439469" text:continue-numbering="true" text:style-name="L5">
        <text:list-item>
          <text:p text:style-name="P10">What is absolute positioning useful for?</text:p>
          <text:list>
            <text:list-item>
              <text:p text:style-name="P10">Absolute positioning is useful for positioning certain elements at an exact position on the screen without disturbing other elements.</text:p>
            </text:list-item>
          </text:list>
        </text:list-item>
      </text:list>
      <text:p text:style-name="P11"/>
      <text:list xml:id="list174045013895539" text:continue-numbering="true" text:style-name="L5">
        <text:list-item>
          <text:p text:style-name="P12">What is the difference between fixed and sticky positioning?</text:p>
          <text:list>
            <text:list-item>
              <text:p text:style-name="P12">Fixed positioning is not affected by the user's scrolling. It will remain in the same position while scrolling. They <text:span text:style-name="T1">are</text:span> removed from the normal flow of the document.</text:p>
            </text:list-item>
            <text:list-item>
              <text:p text:style-name="P13"><text:span text:style-name="T3">Sticky positioning acts like normal elements until you scroll past them. At that point, they act as fixed position elements where they do not move. They are </text:span><text:span text:style-name="T4">not</text:span><text:span text:style-name="T3"> removed from the normal flow of the documen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3" meta:word-count="336" meta:character-count="1998" meta:non-whitespace-character-count="1701"/>
  </office:meta>
</office:document-meta>
</file>